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cccccc" draw:textarea-horizontal-align="justify" draw:textarea-vertical-align="middle" draw:auto-grow-height="false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draw:marker-start-width="0.457cm" draw:marker-end-width="0.457cm" draw:fill="solid" draw:fill-color="#cccccc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9.255cm" svg:y="2.90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7.35cm" svg:y="4.8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27cm" svg:x="11.16cm" svg:y="4.81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6.08cm" svg:y="7.3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7cm" svg:height="1.27cm" svg:x="4.81cm" svg:y="9.89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7cm" svg:height="1.27cm" svg:x="7.35cm" svg:y="9.8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9.89cm" svg:y="7.3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27cm" svg:x="12.43cm" svg:y="7.3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7cm" svg:height="1.27cm" svg:x="10.525cm" svg:y="9.8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7cm" svg:height="1.27cm" svg:x="11.795cm" svg:y="12.43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441cm" svg:y1="3.989cm" svg:x2="8.434cm" svg:y2="4.996cm" draw:start-shape="id1" draw:start-glue-point="7" draw:end-shape="id2" draw:end-glue-point="11" svg:d="M9441 3989l-1007 1007" svg:viewBox="0 0 1008 1008">
          <text:p/>
        </draw:connector>
        <draw:connector draw:style-name="gr2" draw:text-style-name="P2" draw:layer="layout" draw:type="line" svg:x1="10.339cm" svg:y1="3.989cm" svg:x2="11.346cm" svg:y2="4.996cm" draw:start-shape="id1" draw:start-glue-point="9" draw:end-shape="id3" draw:end-glue-point="5" svg:d="M10339 3989l1007 1007" svg:viewBox="0 0 1008 1008">
          <text:p/>
        </draw:connector>
        <draw:connector draw:style-name="gr2" draw:text-style-name="P2" draw:layer="layout" draw:type="line" svg:x1="7.536cm" svg:y1="5.894cm" svg:x2="6.715cm" svg:y2="7.35cm" draw:start-shape="id2" draw:start-glue-point="7" draw:end-shape="id4" draw:end-glue-point="4" svg:d="M7536 5894l-821 1456" svg:viewBox="0 0 822 1457">
          <text:p/>
        </draw:connector>
        <draw:connector draw:style-name="gr2" draw:text-style-name="P2" draw:layer="layout" draw:type="line" svg:x1="11.346cm" svg:y1="5.894cm" svg:x2="10.525cm" svg:y2="7.35cm" draw:start-shape="id3" draw:start-glue-point="7" draw:end-shape="id5" draw:end-glue-point="4" svg:d="M11346 5894l-821 1456" svg:viewBox="0 0 822 1457">
          <text:p/>
        </draw:connector>
        <draw:connector draw:style-name="gr2" draw:text-style-name="P2" draw:layer="layout" draw:type="line" svg:x1="12.244cm" svg:y1="5.894cm" svg:x2="13.065cm" svg:y2="7.35cm" draw:start-shape="id3" draw:start-glue-point="9" draw:end-shape="id6" draw:end-glue-point="4" svg:d="M12244 5894l821 1456" svg:viewBox="0 0 822 1457">
          <text:p/>
        </draw:connector>
        <draw:connector draw:style-name="gr2" draw:text-style-name="P2" draw:layer="layout" draw:type="line" svg:x1="6.266cm" svg:y1="8.434cm" svg:x2="5.445cm" svg:y2="9.89cm" draw:start-shape="id4" draw:start-glue-point="7" draw:end-shape="id7" draw:end-glue-point="4" svg:d="M6266 8434l-821 1456" svg:viewBox="0 0 822 1457">
          <text:p/>
        </draw:connector>
        <draw:connector draw:style-name="gr2" draw:text-style-name="P2" draw:layer="layout" draw:type="line" svg:x1="7.164cm" svg:y1="8.434cm" svg:x2="7.985cm" svg:y2="9.89cm" draw:start-shape="id4" draw:start-glue-point="9" draw:end-shape="id8" draw:end-glue-point="4" svg:d="M7164 8434l821 1456" svg:viewBox="0 0 822 1457">
          <text:p/>
        </draw:connector>
        <draw:connector draw:style-name="gr2" draw:text-style-name="P2" draw:layer="layout" draw:type="line" svg:x1="10.525cm" svg:y1="8.62cm" svg:x2="11.16cm" svg:y2="9.89cm" draw:start-shape="id5" draw:start-glue-point="8" draw:end-shape="id9" draw:end-glue-point="4" svg:d="M10525 8620l635 1270" svg:viewBox="0 0 636 1271">
          <text:p/>
        </draw:connector>
        <draw:connector draw:style-name="gr2" draw:text-style-name="P2" draw:layer="layout" draw:type="line" svg:x1="11.609cm" svg:y1="10.974cm" svg:x2="12.43cm" svg:y2="12.43cm" draw:start-shape="id9" draw:start-glue-point="9" draw:end-shape="id10" draw:end-glue-point="4" svg:d="M11609 10974l821 1456" svg:viewBox="0 0 822 145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phen Davies</meta:initial-creator>
    <meta:creation-date>2011-10-27T22:59:21</meta:creation-date>
    <dc:date>2022-07-05T14:01:31.698601916</dc:date>
    <meta:editing-duration>PT8M9S</meta:editing-duration>
    <meta:editing-cycles>3</meta:editing-cycles>
    <meta:generator>LibreOffice/6.4.7.2$Linux_X86_64 LibreOffice_project/40$Build-2</meta:generator>
    <meta:document-statistic meta:object-count="19"/>
  </office:meta>
</office:document-meta>
</file>